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Open Sans" svg:font-family="'Open Sans', Helvetica, Arial, Verdana, sans-serif"/>
    <style:font-face style:name="Verdana" svg:font-family="Verdana, arial, x-locale-body, sans-serif"/>
    <style:font-face style:name="Verdana1" svg:font-family="Verdana, sans-serif"/>
    <style:font-face style:name="consolas" svg:font-family="consolas, 'Liberation Mono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inherit" fo:font-weight="bold" officeooo:rsid="001d818e" officeooo:paragraph-rsid="001d818e" style:font-weight-asian="bold" style:font-weight-complex="bold"/>
    </style:style>
    <style:style style:name="P2" style:family="paragraph" style:parent-style-name="Standard">
      <style:text-properties style:font-name="inherit" fo:font-weight="bold" officeooo:rsid="0020a801" officeooo:paragraph-rsid="0020a801" style:font-weight-asian="bold" style:font-weight-complex="bold"/>
    </style:style>
    <style:style style:name="P3" style:family="paragraph" style:parent-style-name="Standard">
      <style:text-properties style:font-name="inherit" fo:font-weight="bold" officeooo:rsid="0021f3d5" officeooo:paragraph-rsid="0021f3d5" style:font-weight-asian="bold" style:font-weight-complex="bold"/>
    </style:style>
    <style:style style:name="P4" style:family="paragraph" style:parent-style-name="Standard">
      <style:text-properties style:font-name="inherit" fo:font-weight="normal" officeooo:rsid="001d818e" officeooo:paragraph-rsid="001d818e" style:font-weight-asian="normal" style:font-weight-complex="normal"/>
    </style:style>
    <style:style style:name="P5" style:family="paragraph" style:parent-style-name="Standard">
      <style:text-properties style:font-name="inherit" fo:font-weight="normal" officeooo:rsid="001d818e" officeooo:paragraph-rsid="001e8445" style:font-weight-asian="normal" style:font-weight-complex="normal"/>
    </style:style>
    <style:style style:name="P6" style:family="paragraph" style:parent-style-name="Standard">
      <style:text-properties style:font-name="inherit" fo:font-weight="normal" officeooo:rsid="0020a801" officeooo:paragraph-rsid="0020a801" style:font-weight-asian="normal" style:font-weight-complex="normal"/>
    </style:style>
    <style:style style:name="P7" style:family="paragraph" style:parent-style-name="Text_20_body">
      <style:text-properties fo:font-weight="bold" officeooo:rsid="00165443" officeooo:paragraph-rsid="00165443" style:font-weight-asian="bold" style:font-weight-complex="bold"/>
    </style:style>
    <style:style style:name="P8" style:family="paragraph" style:parent-style-name="Text_20_body">
      <style:text-properties fo:font-weight="bold" officeooo:rsid="0017e0d3" officeooo:paragraph-rsid="0017e0d3" style:font-weight-asian="bold" style:font-weight-complex="bold"/>
    </style:style>
    <style:style style:name="P9" style:family="paragraph" style:parent-style-name="Text_20_body">
      <style:text-properties fo:font-weight="bold" officeooo:rsid="0017ea2a" officeooo:paragraph-rsid="0017ea2a" style:font-weight-asian="bold" style:font-weight-complex="bold"/>
    </style:style>
    <style:style style:name="P10" style:family="paragraph" style:parent-style-name="Text_20_body">
      <style:text-properties fo:font-weight="bold" officeooo:rsid="00193b49" officeooo:paragraph-rsid="00193b49" style:font-weight-asian="bold" style:font-weight-complex="bold"/>
    </style:style>
    <style:style style:name="P11" style:family="paragraph" style:parent-style-name="Text_20_body">
      <style:text-properties fo:font-weight="bold" officeooo:rsid="00264a29" officeooo:paragraph-rsid="00264a29" style:font-weight-asian="bold" style:font-weight-complex="bold"/>
    </style:style>
    <style:style style:name="P12" style:family="paragraph" style:parent-style-name="Text_20_body">
      <style:text-properties officeooo:paragraph-rsid="00165443"/>
    </style:style>
    <style:style style:name="P13" style:family="paragraph" style:parent-style-name="Text_20_body">
      <style:text-properties style:font-name="inherit" officeooo:rsid="0017e0d3" officeooo:paragraph-rsid="0017e0d3"/>
    </style:style>
    <style:style style:name="P14" style:family="paragraph" style:parent-style-name="Text_20_body">
      <style:text-properties style:font-name="inherit" fo:font-weight="bold" officeooo:rsid="0017e0d3" officeooo:paragraph-rsid="0017e0d3" style:font-weight-asian="bold" style:font-weight-complex="bold"/>
    </style:style>
    <style:style style:name="P15" style:family="paragraph" style:parent-style-name="Text_20_body">
      <style:text-properties style:font-name="inherit" fo:font-weight="bold" officeooo:rsid="002512fb" officeooo:paragraph-rsid="002512fb" style:font-weight-asian="bold" style:font-weight-complex="bold"/>
    </style:style>
    <style:style style:name="P16" style:family="paragraph" style:parent-style-name="Text_20_body">
      <style:text-properties style:font-name="inherit" officeooo:rsid="0020a801" officeooo:paragraph-rsid="0020a801"/>
    </style:style>
    <style:style style:name="P17" style:family="paragraph" style:parent-style-name="Text_20_body">
      <style:text-properties style:font-name="inherit" fo:font-weight="normal" officeooo:rsid="002512fb" officeooo:paragraph-rsid="002512fb" style:font-weight-asian="normal" style:font-weight-complex="normal"/>
    </style:style>
    <style:style style:name="P18" style:family="paragraph" style:parent-style-name="Text_20_body">
      <style:text-properties style:font-name="inherit" fo:font-style="normal" fo:font-weight="bold" officeooo:rsid="00264a29" officeooo:paragraph-rsid="00264a29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style:font-name="inherit" fo:font-style="normal" fo:font-weight="normal" officeooo:rsid="002512fb" officeooo:paragraph-rsid="002512f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inherit" fo:font-style="normal" fo:font-weight="normal" officeooo:rsid="00264a29" officeooo:paragraph-rsid="00264a29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inherit" officeooo:rsid="00264a29" officeooo:paragraph-rsid="00264a29"/>
    </style:style>
    <style:style style:name="P22" style:family="paragraph" style:parent-style-name="Text_20_body">
      <style:text-properties officeooo:paragraph-rsid="001688fa"/>
    </style:style>
    <style:style style:name="P23" style:family="paragraph" style:parent-style-name="Text_20_body">
      <style:text-properties officeooo:rsid="001688fa" officeooo:paragraph-rsid="001688fa"/>
    </style:style>
    <style:style style:name="P24" style:family="paragraph" style:parent-style-name="Text_20_body">
      <style:text-properties fo:font-weight="normal" officeooo:rsid="0017e0d3" officeooo:paragraph-rsid="0017e0d3" style:font-weight-asian="normal" style:font-weight-complex="normal"/>
    </style:style>
    <style:style style:name="P25" style:family="paragraph" style:parent-style-name="Text_20_body">
      <style:text-properties fo:font-weight="normal" officeooo:rsid="0017e0d3" officeooo:paragraph-rsid="0017ea2a" style:font-weight-asian="normal" style:font-weight-complex="normal"/>
    </style:style>
    <style:style style:name="P26" style:family="paragraph" style:parent-style-name="Text_20_body">
      <style:text-properties fo:font-weight="normal" officeooo:rsid="00193b49" officeooo:paragraph-rsid="00193b49" style:font-weight-asian="normal" style:font-weight-complex="normal"/>
    </style:style>
    <style:style style:name="P27" style:family="paragraph" style:parent-style-name="Text_20_body">
      <style:text-properties officeooo:rsid="00264a29" officeooo:paragraph-rsid="00264a29"/>
    </style:style>
    <style:style style:name="T1" style:family="text">
      <style:text-properties fo:font-variant="normal" fo:text-transform="none" fo:color="#000000" style:font-name="Verdana1" fo:font-size="11.25pt" fo:letter-spacing="normal"/>
    </style:style>
    <style:style style:name="T2" style:family="text">
      <style:text-properties fo:font-variant="normal" fo:text-transform="none" fo:color="#000000" style:font-name="Verdana1" fo:font-size="11.25pt" fo:letter-spacing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inherit"/>
    </style:style>
    <style:style style:name="T5" style:family="text">
      <style:text-properties style:font-name="inherit" fo:font-weight="normal" style:font-weight-asian="normal" style:font-weight-complex="normal"/>
    </style:style>
    <style:style style:name="T6" style:family="text">
      <style:text-properties style:font-name="inherit" officeooo:rsid="0017ea2a"/>
    </style:style>
    <style:style style:name="T7" style:family="text">
      <style:text-properties style:font-name="inherit" officeooo:rsid="001d818e"/>
    </style:style>
    <style:style style:name="T8" style:family="text">
      <style:text-properties officeooo:rsid="0021f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toString()</text:span></text:p>
      <text:p text:style-name="P12"><text:span text:style-name="T4">The </text:span><text:span text:style-name="Strong_20_Emphasis"><text:span text:style-name="T5">toString() </text:span></text:span><text:span text:style-name="T4">function in Javascript is used with a number and converts the number to a string. </text:span></text:p>
      <text:p text:style-name="P12"><text:span text:style-name="T4">It is used to return a string representing the specified number object.</text:span></text:p>
      <text:p text:style-name="P12"><text:span text:style-name="T4"/></text:p>
      <text:p text:style-name="P22"><text:span text:style-name="Strong_20_Emphasis"><text:span text:style-name="T4">Converting a number to a string with base 8</text:span></text:span><text:span text:style-name="T4">:</text:span></text:p>
      <text:p text:style-name="P22"><text:span text:style-name="T4"><text:s/>To convert a number to a string with base 8, we will have to call the toString() method by passing 8 as a parameter.</text:span></text:p>
      <text:p text:style-name="P23"><text:span text:style-name="T4">Syntex:</text:span></text:p>
      <text:p text:style-name="P23"><text:span text:style-name="T4">&lt;script&gt;</text:span></text:p>
      <text:p text:style-name="P23"><text:span text:style-name="T4"><text:tab/>var num=213;</text:span></text:p>
      <text:p text:style-name="P23"><text:span text:style-name="T4"><text:s text:c="4"/><text:tab/>document.write("Output : " + num.toString(8)); </text:span></text:p>
      <text:p text:style-name="P23"><text:span text:style-name="T4">&lt;/script&gt;</text:span></text:p>
      <text:p text:style-name="P13">output:325</text:p>
      <text:p text:style-name="P13"/>
      <text:p text:style-name="P14">object.prototype.tostring()</text:p>
      <text:p text:style-name="Text_20_body"><text:span text:style-name="T4">The </text:span><text:span text:style-name="Source_20_Text"><text:span text:style-name="Strong_20_Emphasis"><text:span text:style-name="T4">toString() </text:span></text:span></text:span><text:span text:style-name="T4">method returns a string representing the object.</text:span></text:p>
      <text:p text:style-name="P8"><text:span text:style-name="T4">Demo:</text:span></text:p>
      <text:p text:style-name="P24"><text:span text:style-name="T4">function Student(name,number,branch,section) {</text:span></text:p>
      <text:p text:style-name="P24"><text:span text:style-name="T4"><text:s/><text:tab/> this.name = name;</text:span></text:p>
      <text:p text:style-name="P24"><text:span text:style-name="T4"><text:s/><text:tab/> this.number = number;</text:span></text:p>
      <text:p text:style-name="P24"><text:span text:style-name="T4"><text:s/><text:tab/> this.branch = branch;</text:span></text:p>
      <text:p text:style-name="P24"><text:span text:style-name="T4"><text:s/><text:tab/> this.section =section;</text:span></text:p>
      <text:p text:style-name="P24"><text:span text:style-name="T4"/></text:p>
      <text:p text:style-name="P24"><text:span text:style-name="T4">}</text:span></text:p>
      <text:p text:style-name="P24"><text:span text:style-name="T4"/></text:p>
      <text:p text:style-name="P24"><text:span text:style-name="T4">stu1 = new Student('siva','1','</text:span><text:span text:style-name="T6">CS</text:span><text:span text:style-name="T4">E','A');</text:span></text:p>
      <text:p text:style-name="P25"><text:span text:style-name="T4">stu2 = new Student('mani','2','</text:span><text:span text:style-name="T6">CS</text:span><text:span text:style-name="T4">E','A');</text:span></text:p>
      <text:p text:style-name="P25"><text:span text:style-name="T4">stu3 = new Student('kumar','3','</text:span><text:span text:style-name="T6">CS</text:span><text:span text:style-name="T4">E','A');</text:span></text:p>
      <text:p text:style-name="P25"><text:span text:style-name="T4">stu4 = new Student('sivamani','4','</text:span><text:span text:style-name="T6">CS</text:span><text:span text:style-name="T4">E','A');</text:span></text:p>
      <text:p text:style-name="P25"><text:span text:style-name="T4">stu5 = new Student('sivamanikumar','5','</text:span><text:span text:style-name="T6">CS</text:span><text:span text:style-name="T4">E','A');</text:span></text:p>
      <text:p text:style-name="P24"><text:soft-page-break/><text:span text:style-name="T4">Student.prototype.toString = function studentToString() {</text:span></text:p>
      <text:p text:style-name="P24"><text:span text:style-name="T4"><text:s text:c="2"/>return "Name:"+this.name +" "+"Roll_Number:"+ this.number +" "+"Branch:" +this.branch +" "+"Section:"+ this.section;</text:span></text:p>
      <text:p text:style-name="P24"><text:span text:style-name="T4"/></text:p>
      <text:p text:style-name="P24"><text:span text:style-name="T4">}</text:span></text:p>
      <text:p text:style-name="P24"><text:span text:style-name="T4"/></text:p>
      <text:p text:style-name="P24"><text:span text:style-name="T4">console.log(stu1.toString());</text:span></text:p>
      <text:p text:style-name="P24"><text:span text:style-name="T4">console.log(stu2.toString());</text:span></text:p>
      <text:p text:style-name="P24"><text:span text:style-name="T4">console.log(stu3.toString());</text:span></text:p>
      <text:p text:style-name="P24"><text:span text:style-name="T4">console.log(stu4.toString());</text:span></text:p>
      <text:p text:style-name="P24"><text:span text:style-name="T4">console.log(stu5.toString());</text:span></text:p>
      <text:p text:style-name="P24"><text:span text:style-name="T4"/></text:p>
      <text:p text:style-name="P9"><text:span text:style-name="T4">string to</text:span><text:span text:style-name="T7">S</text:span><text:span text:style-name="T4">tring()</text:span></text:p>
      <text:p text:style-name="P10"><text:span text:style-name="T4">It returns string object.</text:span></text:p>
      <text:p text:style-name="P10"><text:span text:style-name="T4">Syntex:</text:span></text:p>
      <text:p text:style-name="P26"><text:span text:style-name="T4"/></text:p>
      <text:p text:style-name="P26"><text:span text:style-name="T4">function myFunction() {</text:span></text:p>
      <text:p text:style-name="P26"><text:span text:style-name="T4"><text:s text:c="4"/><text:tab/>var str = "Welcome To Javascript Tutorial ";</text:span></text:p>
      <text:p text:style-name="P26"><text:span text:style-name="T4"><text:s text:c="4"/><text:tab/>var res = str.toString();</text:span></text:p>
      <text:p text:style-name="P26"><text:span text:style-name="T4"><text:s text:c="4"/><text:tab/>document.getElementById("demo").innerHTML = res;</text:span></text:p>
      <text:p text:style-name="P26"><text:span text:style-name="T4">}</text:span></text:p>
      <text:p text:style-name="P1">Array tostring()</text:p>
      <text:p text:style-name="P1"/>
      <text:p text:style-name="P4">The toString() method converts an array into a String and returns the result.</text:p>
      <text:p text:style-name="P4"/>
      <text:p text:style-name="P1">Syntex:</text:p>
      <text:p text:style-name="P4"/>
      <text:p text:style-name="P4">function myFunction() {</text:p>
      <text:p text:style-name="P5"><text:s text:c="4"/></text:p>
      <text:p text:style-name="P5"><text:tab/>var courses = ["HTML", "CSS", "BOOTSTRAP", "JAVASCRIPT"];</text:p>
      <text:p text:style-name="P4"><text:s text:c="5"/><text:tab/>courses.toString();</text:p>
      <text:p text:style-name="P4"><text:s text:c="9"/>document.getElementById("demo").innerHTML = courses;</text:p>
      <text:p text:style-name="P4"/>
      <text:p text:style-name="P4">}</text:p>
      <text:p text:style-name="P4"/>
      <text:p text:style-name="P2"/>
      <text:p text:style-name="P2">.</text:p>
      <text:p text:style-name="P2"><text:soft-page-break/>Boolean tostring()</text:p>
      <text:p text:style-name="P2"/>
      <text:p text:style-name="P6">convert a boolean value to a string.</text:p>
      <text:p text:style-name="P6"/>
      <text:p text:style-name="P3">Syntex:</text:p>
      <text:p text:style-name="P6"/>
      <text:p text:style-name="P16">function myFunction() {</text:p>
      <text:p text:style-name="P16"><text:s text:c="4"/>var <text:span text:style-name="T8">Javascript</text:span> = true;</text:p>
      <text:p text:style-name="P16"><text:s text:c="4"/>var x = <text:span text:style-name="T8">Javascript</text:span>.toString()</text:p>
      <text:p text:style-name="P16"><text:s text:c="4"/>document.getElementById("demo").innerHTML = typeof x;</text:p>
      <text:p text:style-name="P16">}</text:p>
      <text:p text:style-name="P15"/>
      <text:p text:style-name="P15">let keyword in javascript:</text:p>
      <text:p text:style-name="P17">let allows you to declare variables that are limited in scope to the block, statement, or expression on which it is used.</text:p>
      <text:p text:style-name="P17">We now know that var is function scope, and now we know that let and const are block scope, which means any time you've got a set of curly brackets you have block scope.</text:p>
      <text:p text:style-name="P17">Variables declared with the <text:span text:style-name="Strong_20_Emphasis"><text:span text:style-name="T3">let keyword</text:span></text:span> can have Block Scope.</text:p>
      <text:p text:style-name="P17"/>
      <text:p text:style-name="P15">Syntex:</text:p>
      <text:p text:style-name="P19">var <text:s/>x = 5;{ <text:s/></text:p>
      <text:p text:style-name="P19"><text:s text:c="4"/>let x = 2;</text:p>
      <text:p text:style-name="P19"><text:s/>}</text:p>
      <text:p text:style-name="P19">document.getElementById("demo").innerHTML = x;</text:p>
      <text:p text:style-name="P20">output:5</text:p>
      <text:p text:style-name="P18"/>
      <text:p text:style-name="P18">let in loop:</text:p>
      <text:p text:style-name="P18">Syntex:</text:p>
      <text:p text:style-name="P20">let i = 15;</text:p>
      <text:p text:style-name="P20">for (let i = 0; i &lt; 10; i++) {</text:p>
      <text:p text:style-name="P20"><text:s text:c="4"/></text:p>
      <text:p text:style-name="P20">}</text:p>
      <text:p text:style-name="P20">document.getElementById("demo").innerHTML = i;</text:p>
      <text:p text:style-name="P20"><text:soft-page-break/>output:15</text:p>
      <text:p text:style-name="P20"/>
      <text:p text:style-name="Text_20_body"><text:span text:style-name="T4">Redeclaring a </text:span><text:span text:style-name="Strong_20_Emphasis"><text:span text:style-name="T5">let</text:span></text:span><text:span text:style-name="Strong_20_Emphasis"><text:span text:style-name="T4"> </text:span></text:span><text:span text:style-name="T4">variable with </text:span><text:span text:style-name="Strong_20_Emphasis"><text:span text:style-name="T5">let</text:span></text:span><text:span text:style-name="T4">, in the same scope, or in the same block, is not allowed:</text:span></text:p>
      <text:p text:style-name="P11"><text:span text:style-name="T4">Syntex:</text:span></text:p>
      <text:p text:style-name="P27"><text:span text:style-name="T4">&lt;script&gt;</text:span></text:p>
      <text:p text:style-name="P27"><text:span text:style-name="T4"><text:tab/>let x = 2; {</text:span></text:p>
      <text:p text:style-name="P27"><text:span text:style-name="T4"><text:s text:c="3"/><text:tab/> <text:tab/>let x = 3; <text:s text:c="2"/></text:span></text:p>
      <text:p text:style-name="P27"><text:span text:style-name="T4"><text:tab/><text:tab/>}</text:span></text:p>
      <text:p text:style-name="P27"><text:span text:style-name="T4"><text:tab/><text:tab/>{</text:span></text:p>
      <text:p text:style-name="P27"><text:span text:style-name="T4"><text:s text:c="3"/><text:tab/> <text:tab/>let x = 4; <text:s text:c="2"/></text:span></text:p>
      <text:p text:style-name="P27"><text:span text:style-name="T4"><text:tab/>}</text:span></text:p>
      <text:p text:style-name="P27"><text:span text:style-name="T4">document.getElementById("demo").innerHTML = x;</text:span></text:p>
      <text:p text:style-name="P27"><text:span text:style-name="T4">&lt;/script&gt;</text:span></text:p>
      <text:p text:style-name="P21">output:2</text:p>
      <text:p text:style-name="P21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Open Sans" svg:font-family="'Open Sans', Helvetica, Arial, Verdana, sans-serif"/>
    <style:font-face style:name="Verdana" svg:font-family="Verdana, arial, x-locale-body, sans-serif"/>
    <style:font-face style:name="Verdana1" svg:font-family="Verdana, sans-serif"/>
    <style:font-face style:name="consolas" svg:font-family="consolas, 'Liberation Mono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03.677193588</meta:creation-date>
    <dc:date>2018-09-25T15:30:31.535871034</dc:date>
    <meta:editing-duration>PT39M5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4" meta:paragraph-count="89" meta:word-count="374" meta:character-count="2710" meta:non-whitespace-character-count="2317"/>
  </office:meta>
</office:document-meta>
</file>